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0.1252in"/>
          <style:tab-stop style:position="0.25in"/>
          <style:tab-stop style:position="0.3752in"/>
          <style:tab-stop style:position="0.5in"/>
          <style:tab-stop style:position="0.6252in"/>
          <style:tab-stop style:position="0.75in"/>
          <style:tab-stop style:position="0.8752in"/>
        </style:tab-stops>
      </style:paragraph-properties>
    </style:style>
    <style:style style:name="P2" style:family="paragraph" style:parent-style-name="Standard">
      <style:paragraph-properties>
        <style:tab-stops>
          <style:tab-stop style:position="0.1252in"/>
          <style:tab-stop style:position="0.25in"/>
          <style:tab-stop style:position="0.3752in"/>
          <style:tab-stop style:position="0.5in"/>
          <style:tab-stop style:position="0.6252in"/>
          <style:tab-stop style:position="0.75in"/>
          <style:tab-stop style:position="0.8752in"/>
        </style:tab-stops>
      </style:paragraph-properties>
      <style:text-properties officeooo:paragraph-rsid="0027e0e3"/>
    </style:style>
    <style:style style:name="P3" style:family="paragraph" style:parent-style-name="Standard">
      <style:paragraph-properties>
        <style:tab-stops>
          <style:tab-stop style:position="0.1252in"/>
          <style:tab-stop style:position="0.25in"/>
          <style:tab-stop style:position="0.3752in"/>
          <style:tab-stop style:position="0.5in"/>
          <style:tab-stop style:position="0.6252in"/>
          <style:tab-stop style:position="0.75in"/>
          <style:tab-stop style:position="0.8752in"/>
        </style:tab-stops>
      </style:paragraph-properties>
      <style:text-properties officeooo:paragraph-rsid="0033d003"/>
    </style:style>
    <style:style style:name="P4" style:family="paragraph" style:parent-style-name="Standard">
      <style:paragraph-properties>
        <style:tab-stops>
          <style:tab-stop style:position="0.1252in"/>
          <style:tab-stop style:position="0.25in"/>
          <style:tab-stop style:position="0.3752in"/>
          <style:tab-stop style:position="0.5in"/>
          <style:tab-stop style:position="0.6252in"/>
          <style:tab-stop style:position="0.75in"/>
          <style:tab-stop style:position="0.8752in"/>
        </style:tab-stops>
      </style:paragraph-properties>
      <style:text-properties officeooo:paragraph-rsid="003deb59"/>
    </style:style>
    <style:style style:name="P5" style:family="paragraph" style:parent-style-name="Standard">
      <style:paragraph-properties>
        <style:tab-stops>
          <style:tab-stop style:position="0.1252in"/>
          <style:tab-stop style:position="0.25in"/>
          <style:tab-stop style:position="0.3752in"/>
          <style:tab-stop style:position="0.5in"/>
          <style:tab-stop style:position="0.6252in"/>
          <style:tab-stop style:position="0.75in"/>
          <style:tab-stop style:position="0.8752in"/>
        </style:tab-stops>
      </style:paragraph-properties>
      <style:text-properties officeooo:paragraph-rsid="004048ce"/>
    </style:style>
    <style:style style:name="P6" style:family="paragraph" style:parent-style-name="Standard">
      <style:paragraph-properties>
        <style:tab-stops>
          <style:tab-stop style:position="0.1252in"/>
          <style:tab-stop style:position="0.25in"/>
          <style:tab-stop style:position="0.3752in"/>
          <style:tab-stop style:position="0.5in"/>
          <style:tab-stop style:position="0.6252in"/>
          <style:tab-stop style:position="0.75in"/>
          <style:tab-stop style:position="0.8752in"/>
        </style:tab-stops>
      </style:paragraph-properties>
      <style:text-properties officeooo:paragraph-rsid="0040cafe"/>
    </style:style>
    <style:style style:name="P7" style:family="paragraph" style:parent-style-name="Standard">
      <style:paragraph-properties>
        <style:tab-stops>
          <style:tab-stop style:position="0.1252in"/>
          <style:tab-stop style:position="0.25in"/>
          <style:tab-stop style:position="0.3752in"/>
          <style:tab-stop style:position="0.5in"/>
          <style:tab-stop style:position="0.6252in"/>
          <style:tab-stop style:position="0.75in"/>
          <style:tab-stop style:position="0.8752in"/>
        </style:tab-stops>
      </style:paragraph-properties>
      <style:text-properties officeooo:paragraph-rsid="0041d91b"/>
    </style:style>
    <style:style style:name="P8" style:family="paragraph" style:parent-style-name="Standard">
      <style:paragraph-properties>
        <style:tab-stops>
          <style:tab-stop style:position="0.1252in"/>
          <style:tab-stop style:position="0.25in"/>
          <style:tab-stop style:position="0.3752in"/>
          <style:tab-stop style:position="0.5in"/>
          <style:tab-stop style:position="0.6252in"/>
          <style:tab-stop style:position="0.75in"/>
          <style:tab-stop style:position="0.8752in"/>
        </style:tab-stops>
      </style:paragraph-properties>
      <style:text-properties fo:font-size="14pt" fo:font-weight="bold" officeooo:paragraph-rsid="004f96a3" style:font-size-asian="14pt" style:font-weight-asian="bold" style:font-size-complex="14pt" style:font-weight-complex="bold"/>
    </style:style>
    <style:style style:name="P9" style:family="paragraph" style:parent-style-name="Standard">
      <style:paragraph-properties>
        <style:tab-stops>
          <style:tab-stop style:position="0.1252in"/>
          <style:tab-stop style:position="0.25in"/>
          <style:tab-stop style:position="0.3752in"/>
          <style:tab-stop style:position="0.5in"/>
          <style:tab-stop style:position="0.6252in"/>
          <style:tab-stop style:position="0.75in"/>
          <style:tab-stop style:position="0.8752in"/>
        </style:tab-stops>
      </style:paragraph-properties>
      <style:text-properties officeooo:rsid="004a8105" officeooo:paragraph-rsid="004a8105"/>
    </style:style>
    <style:style style:name="P10" style:family="paragraph" style:parent-style-name="Standard">
      <style:paragraph-properties style:writing-mode="page">
        <style:tab-stops>
          <style:tab-stop style:position="0.1252in"/>
          <style:tab-stop style:position="0.25in"/>
          <style:tab-stop style:position="0.3752in"/>
          <style:tab-stop style:position="0.5in"/>
          <style:tab-stop style:position="0.6252in"/>
          <style:tab-stop style:position="0.75in"/>
          <style:tab-stop style:position="0.8752in"/>
        </style:tab-stops>
      </style:paragraph-properties>
    </style:style>
    <style:style style:name="P11" style:family="paragraph" style:parent-style-name="Standard">
      <style:paragraph-properties style:writing-mode="page">
        <style:tab-stops>
          <style:tab-stop style:position="0.1252in"/>
          <style:tab-stop style:position="0.25in"/>
          <style:tab-stop style:position="0.3752in"/>
          <style:tab-stop style:position="0.5in"/>
          <style:tab-stop style:position="0.6252in"/>
          <style:tab-stop style:position="0.75in"/>
          <style:tab-stop style:position="0.8752in"/>
        </style:tab-stops>
      </style:paragraph-properties>
      <style:text-properties officeooo:paragraph-rsid="00282e12"/>
    </style:style>
    <style:style style:name="P12" style:family="paragraph" style:parent-style-name="Standard">
      <style:paragraph-properties style:writing-mode="page">
        <style:tab-stops>
          <style:tab-stop style:position="0.1252in"/>
          <style:tab-stop style:position="0.25in"/>
          <style:tab-stop style:position="0.3752in"/>
          <style:tab-stop style:position="0.5in"/>
          <style:tab-stop style:position="0.6252in"/>
          <style:tab-stop style:position="0.75in"/>
          <style:tab-stop style:position="0.8752in"/>
        </style:tab-stops>
      </style:paragraph-properties>
      <style:text-properties officeooo:paragraph-rsid="002b8269"/>
    </style:style>
    <style:style style:name="P13" style:family="paragraph" style:parent-style-name="Standard">
      <style:paragraph-properties style:writing-mode="page">
        <style:tab-stops>
          <style:tab-stop style:position="0.1252in"/>
          <style:tab-stop style:position="0.25in"/>
          <style:tab-stop style:position="0.3752in"/>
          <style:tab-stop style:position="0.5in"/>
          <style:tab-stop style:position="0.6252in"/>
          <style:tab-stop style:position="0.75in"/>
          <style:tab-stop style:position="0.8752in"/>
        </style:tab-stops>
      </style:paragraph-properties>
      <style:text-properties officeooo:paragraph-rsid="002ef2dd"/>
    </style:style>
    <style:style style:name="P14" style:family="paragraph" style:parent-style-name="Standard">
      <style:paragraph-properties style:writing-mode="page">
        <style:tab-stops>
          <style:tab-stop style:position="0.1252in"/>
          <style:tab-stop style:position="0.25in"/>
          <style:tab-stop style:position="0.3752in"/>
          <style:tab-stop style:position="0.5in"/>
          <style:tab-stop style:position="0.6252in"/>
          <style:tab-stop style:position="0.75in"/>
          <style:tab-stop style:position="0.8752in"/>
        </style:tab-stops>
      </style:paragraph-properties>
      <style:text-properties officeooo:paragraph-rsid="003061c3"/>
    </style:style>
    <style:style style:name="P15" style:family="paragraph" style:parent-style-name="Standard">
      <loext:graphic-properties draw:fill="none"/>
      <style:paragraph-properties fo:background-color="transparent" style:writing-mode="page">
        <style:tab-stops>
          <style:tab-stop style:position="0.1252in"/>
          <style:tab-stop style:position="0.25in"/>
          <style:tab-stop style:position="0.3752in"/>
          <style:tab-stop style:position="0.5in"/>
          <style:tab-stop style:position="0.6252in"/>
          <style:tab-stop style:position="0.75in"/>
          <style:tab-stop style:position="0.8752in"/>
        </style:tab-stops>
      </style:paragraph-properties>
      <style:text-properties officeooo:paragraph-rsid="001493e6"/>
    </style:style>
    <style:style style:name="P16" style:family="paragraph" style:parent-style-name="Standard">
      <style:paragraph-properties style:writing-mode="page">
        <style:tab-stops>
          <style:tab-stop style:position="0.1252in"/>
          <style:tab-stop style:position="0.25in"/>
          <style:tab-stop style:position="0.3752in"/>
          <style:tab-stop style:position="0.5in"/>
          <style:tab-stop style:position="0.6252in"/>
          <style:tab-stop style:position="0.75in"/>
          <style:tab-stop style:position="0.8752in"/>
        </style:tab-stops>
      </style:paragraph-properties>
      <style:text-properties officeooo:paragraph-rsid="0032af01"/>
    </style:style>
    <style:style style:name="P17" style:family="paragraph" style:parent-style-name="Standard">
      <style:paragraph-properties style:writing-mode="page">
        <style:tab-stops>
          <style:tab-stop style:position="0.1252in"/>
          <style:tab-stop style:position="0.25in"/>
          <style:tab-stop style:position="0.3752in"/>
          <style:tab-stop style:position="0.5in"/>
          <style:tab-stop style:position="0.6252in"/>
          <style:tab-stop style:position="0.75in"/>
          <style:tab-stop style:position="0.8752in"/>
        </style:tab-stops>
      </style:paragraph-properties>
      <style:text-properties officeooo:paragraph-rsid="0035259e"/>
    </style:style>
    <style:style style:name="P18" style:family="paragraph" style:parent-style-name="Standard">
      <loext:graphic-properties draw:fill="none"/>
      <style:paragraph-properties fo:background-color="transparent" style:writing-mode="page">
        <style:tab-stops>
          <style:tab-stop style:position="0.1252in"/>
          <style:tab-stop style:position="0.25in"/>
          <style:tab-stop style:position="0.3752in"/>
          <style:tab-stop style:position="0.5in"/>
          <style:tab-stop style:position="0.6252in"/>
          <style:tab-stop style:position="0.75in"/>
          <style:tab-stop style:position="0.8752in"/>
        </style:tab-stops>
      </style:paragraph-properties>
      <style:text-properties officeooo:paragraph-rsid="004048ce"/>
    </style:style>
    <style:style style:name="P19" style:family="paragraph" style:parent-style-name="Standard">
      <style:paragraph-properties style:writing-mode="page">
        <style:tab-stops>
          <style:tab-stop style:position="0.1252in"/>
          <style:tab-stop style:position="0.25in"/>
          <style:tab-stop style:position="0.3752in"/>
          <style:tab-stop style:position="0.5in"/>
          <style:tab-stop style:position="0.6252in"/>
          <style:tab-stop style:position="0.75in"/>
          <style:tab-stop style:position="0.8752in"/>
        </style:tab-stops>
      </style:paragraph-properties>
      <style:text-properties officeooo:rsid="001f6b92" officeooo:paragraph-rsid="00265860"/>
    </style:style>
    <style:style style:name="P20" style:family="paragraph" style:parent-style-name="Standard">
      <style:paragraph-properties style:writing-mode="page">
        <style:tab-stops>
          <style:tab-stop style:position="0.1252in"/>
          <style:tab-stop style:position="0.25in"/>
          <style:tab-stop style:position="0.3752in"/>
          <style:tab-stop style:position="0.5in"/>
          <style:tab-stop style:position="0.6252in"/>
          <style:tab-stop style:position="0.75in"/>
          <style:tab-stop style:position="0.8752in"/>
        </style:tab-stops>
      </style:paragraph-properties>
      <style:text-properties officeooo:rsid="00265860" officeooo:paragraph-rsid="00265860"/>
    </style:style>
    <style:style style:name="P21" style:family="paragraph" style:parent-style-name="Standard">
      <style:paragraph-properties style:writing-mode="page">
        <style:tab-stops>
          <style:tab-stop style:position="0.1252in"/>
          <style:tab-stop style:position="0.25in"/>
          <style:tab-stop style:position="0.3752in"/>
          <style:tab-stop style:position="0.5in"/>
          <style:tab-stop style:position="0.6252in"/>
          <style:tab-stop style:position="0.75in"/>
          <style:tab-stop style:position="0.8752in"/>
        </style:tab-stops>
      </style:paragraph-properties>
      <style:text-properties officeooo:rsid="00282e12" officeooo:paragraph-rsid="002b8269"/>
    </style:style>
    <style:style style:name="P22" style:family="paragraph" style:parent-style-name="Standard">
      <style:paragraph-properties style:writing-mode="page">
        <style:tab-stops>
          <style:tab-stop style:position="0.1252in"/>
          <style:tab-stop style:position="0.25in"/>
          <style:tab-stop style:position="0.3752in"/>
          <style:tab-stop style:position="0.5in"/>
          <style:tab-stop style:position="0.6252in"/>
          <style:tab-stop style:position="0.75in"/>
          <style:tab-stop style:position="0.8752in"/>
        </style:tab-stops>
      </style:paragraph-properties>
      <style:text-properties officeooo:rsid="0022850c" officeooo:paragraph-rsid="0032af01"/>
    </style:style>
    <style:style style:name="P23" style:family="paragraph" style:parent-style-name="Standard">
      <style:paragraph-properties style:writing-mode="page">
        <style:tab-stops>
          <style:tab-stop style:position="0.1252in"/>
          <style:tab-stop style:position="0.25in"/>
          <style:tab-stop style:position="0.3752in"/>
          <style:tab-stop style:position="0.5in"/>
          <style:tab-stop style:position="0.6252in"/>
          <style:tab-stop style:position="0.75in"/>
          <style:tab-stop style:position="0.8752in"/>
        </style:tab-stops>
      </style:paragraph-properties>
      <style:text-properties officeooo:rsid="004b95b3" officeooo:paragraph-rsid="004b95b3"/>
    </style:style>
    <style:style style:name="P24" style:family="paragraph" style:parent-style-name="Standard">
      <style:paragraph-properties fo:break-before="page">
        <style:tab-stops>
          <style:tab-stop style:position="0.1252in"/>
          <style:tab-stop style:position="0.25in"/>
          <style:tab-stop style:position="0.3752in"/>
          <style:tab-stop style:position="0.5in"/>
          <style:tab-stop style:position="0.6252in"/>
          <style:tab-stop style:position="0.75in"/>
          <style:tab-stop style:position="0.8752in"/>
        </style:tab-stops>
      </style:paragraph-properties>
      <style:text-properties fo:font-size="14pt" fo:font-weight="bold" officeooo:paragraph-rsid="004f96a3" style:font-size-asian="14pt" style:font-weight-asian="bold" style:font-size-complex="14pt" style:font-weight-complex="bold"/>
    </style:style>
    <style:style style:name="P25" style:family="paragraph" style:parent-style-name="Standard">
      <style:paragraph-properties fo:break-before="page">
        <style:tab-stops>
          <style:tab-stop style:position="0.1252in"/>
          <style:tab-stop style:position="0.25in"/>
          <style:tab-stop style:position="0.3752in"/>
          <style:tab-stop style:position="0.5in"/>
          <style:tab-stop style:position="0.6252in"/>
          <style:tab-stop style:position="0.75in"/>
          <style:tab-stop style:position="0.8752in"/>
        </style:tab-stops>
      </style:paragraph-properties>
      <style:text-properties fo:font-size="14pt" fo:font-weight="bold" officeooo:paragraph-rsid="00510f84" style:font-size-asian="14pt" style:font-weight-asian="bold" style:font-size-complex="14pt" style:font-weight-complex="bold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officeooo:rsid="00161aca"/>
    </style:style>
    <style:style style:name="T3" style:family="text">
      <style:text-properties officeooo:rsid="001f8e5f"/>
    </style:style>
    <style:style style:name="T4" style:family="text">
      <style:text-properties officeooo:rsid="002128a7"/>
    </style:style>
    <style:style style:name="T5" style:family="text">
      <style:text-properties officeooo:rsid="00223876"/>
    </style:style>
    <style:style style:name="T6" style:family="text">
      <style:text-properties officeooo:rsid="0022850c"/>
    </style:style>
    <style:style style:name="T7" style:family="text">
      <style:text-properties officeooo:rsid="00265860"/>
    </style:style>
    <style:style style:name="T8" style:family="text">
      <style:text-properties officeooo:rsid="00282e12"/>
    </style:style>
    <style:style style:name="T9" style:family="text">
      <style:text-properties officeooo:rsid="002ef2dd"/>
    </style:style>
    <style:style style:name="T10" style:family="text">
      <style:text-properties officeooo:rsid="00315733"/>
    </style:style>
    <style:style style:name="T11" style:family="text">
      <style:text-properties officeooo:rsid="0033d003"/>
    </style:style>
    <style:style style:name="T12" style:family="text">
      <style:text-properties officeooo:rsid="00361a53"/>
    </style:style>
    <style:style style:name="T13" style:family="text">
      <style:text-properties officeooo:rsid="003b310f"/>
    </style:style>
    <style:style style:name="T14" style:family="text">
      <style:text-properties officeooo:rsid="004048ce"/>
    </style:style>
    <style:style style:name="T15" style:family="text">
      <style:text-properties officeooo:rsid="0040cafe"/>
    </style:style>
    <style:style style:name="T16" style:family="text">
      <style:text-properties officeooo:rsid="0041d91b"/>
    </style:style>
    <style:style style:name="T17" style:family="text">
      <style:text-properties officeooo:rsid="0042f85e"/>
    </style:style>
    <style:style style:name="T18" style:family="text">
      <style:text-properties officeooo:rsid="004ccb7b"/>
    </style:style>
    <style:style style:name="T19" style:family="text">
      <style:text-properties officeooo:rsid="004dbbb5"/>
    </style:style>
    <style:style style:name="T20" style:family="text">
      <style:text-properties officeooo:rsid="004f96a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Valve Studio – <text:span text:style-name="T17">Guitar </text:span>Pentode Pre<text:span text:style-name="T13">-A</text:span>mp –<text:span text:style-name="T19"> Part 1</text:span></text:p>
      <text:p text:style-name="P10"/>
      <text:p text:style-name="P20">Review Project Goal</text:p>
      <text:p text:style-name="P19"><text:tab/>RCA RS-175A Record Player Guitar Amp Mod</text:p>
      <text:p text:style-name="P10"><text:tab/><text:span text:style-name="T12">Blencowe, Designing Preamps for Guitar and Bass</text:span></text:p>
      <text:p text:style-name="P10"/>
      <text:p text:style-name="P10">Biasing</text:p>
      <text:p text:style-name="P10"><text:tab/><text:span text:style-name="T4">Plate Characteristic</text:span></text:p>
      <text:p text:style-name="P10"><text:tab/>Transfer Characteristic</text:p>
      <text:p text:style-name="P10"/>
      <text:p text:style-name="P10">Distortion</text:p>
      <text:p text:style-name="P17"><text:tab/>Dynamic Characteristic</text:p>
      <text:p text:style-name="P17"><text:tab/>Harmonic</text:p>
      <text:p text:style-name="P10"><text:tab/>Intermodulation</text:p>
      <text:p text:style-name="P23">--------------------------------------------------------------------------------------------------------------------</text:p>
      <text:p text:style-name="P10">Analog Discovery 2</text:p>
      <text:p text:style-name="P10"><text:tab/>Test circuit</text:p>
      <text:p text:style-name="P10"><text:tab/><text:tab/><text:span text:style-name="T7">THD</text:span></text:p>
      <text:p text:style-name="P10"><text:tab/><text:tab/><text:span text:style-name="T7">IMD</text:span></text:p>
      <text:p text:style-name="P10"/>
      <text:p text:style-name="P10">Performance</text:p>
      <text:p text:style-name="P10"><text:tab/>Measurement by equipment</text:p>
      <text:p text:style-name="P10"><text:tab/>Analysis by ear</text:p>
      <text:p text:style-name="P10"><text:tab/></text:p>
      <text:p text:style-name="P1"/>
      <text:p text:style-name="P24">Valve Studio – <text:span text:style-name="T17">Guitar </text:span>Pentode Pre<text:span text:style-name="T13">-A</text:span>mp – <text:span text:style-name="T20">Part 1a – </text:span>Biasing – Intermodulation Distortion</text:p>
      <text:p text:style-name="P10"/>
      <text:p text:style-name="P10">Discussion</text:p>
      <text:p text:style-name="P1"><text:tab/><text:span text:style-name="T11">Traditional </text:span>Biasing</text:p>
      <text:p text:style-name="P1"><text:tab/><text:tab/>Transfer Characteristic</text:p>
      <text:p text:style-name="P1"><text:tab/><text:tab/><text:tab/>6AU6 Pentode – GE - https://frank.pocnet.net/sheets/093/6/6AU6A.pdf</text:p>
      <text:p text:style-name="P15"/>
      <text:p text:style-name="P15"><text:tab/>Distortion</text:p>
      <text:p text:style-name="P5"><text:tab/><text:tab/>Harmonic <text:span text:style-name="T14">Distortion</text:span></text:p>
      <text:p text:style-name="P5"><text:tab/><text:tab/><text:tab/>https://en.wikipedia.org/wiki/Total_harmonic_distortion</text:p>
      <text:p text:style-name="P5"><text:tab/><text:tab/>Intermodulation <text:span text:style-name="T14">Distortion</text:span></text:p>
      <text:p text:style-name="P5"><text:tab/><text:tab/><text:tab/>https://en.wikipedia.org/wiki/Intermodulation</text:p>
      <text:p text:style-name="P18"/>
      <text:p text:style-name="P18"><text:tab/><text:tab/>Operating Point</text:p>
      <text:p text:style-name="P16"><text:tab/><text:tab/><text:tab/><text:span text:style-name="T6">K=0.56, <text:tab/>RDH3 <text:tab/>Dynamic Characteristic, Chapter 34, p272</text:span></text:p>
      <text:p text:style-name="P22"><text:tab/><text:tab/><text:tab/><text:tab/><text:tab/><text:tab/><text:tab/><text:tab/>RDH4<text:tab/>Resistance-Capacitance Coupled Pentode, Section 3/12.3, p496</text:p>
      <text:p text:style-name="P22"><text:tab/><text:tab/><text:tab/><text:tab/><text:tab/><text:tab/><text:tab/><text:tab/><text:tab/> <text:s/><text:span text:style-name="T18">The optimum value of K, Section 3/12.3, p504</text:span></text:p>
      <text:p text:style-name="P16"><text:tab/><text:tab/><text:tab/><text:tab/><text:tab/><text:tab/><text:tab/><text:tab/><text:tab/> <text:s/><text:span text:style-name="T10">Maximum voltage output and distortion, Section 3/12.3ix, p510</text:span></text:p>
      <text:p text:style-name="P3"/>
      <text:p text:style-name="P3"><text:tab/><text:tab/>Dynamic Characteristic</text:p>
      <text:p text:style-name="P6"><text:tab/><text:tab/><text:tab/>The Choice of Operating Conditions for Resistance-Capacitance-Coupled Pentodes</text:p>
      <text:p text:style-name="P6"><text:tab/><text:tab/><text:tab/><text:tab/><text:span text:style-name="T15">Radiotronics July 1948, </text:span>Lang<text:span text:style-name="T15">ford-</text:span>Smith</text:p>
      <text:p text:style-name="P4"><text:tab/><text:tab/><text:tab/><text:tab/><text:span text:style-name="T1">https://frank.pocnet.net/other/AWV_Radiotronics/Radiotronics_1948/1948_07_AWV_Radiotronics_132.pdf</text:span></text:p>
      <text:p text:style-name="P4"/>
      <text:p text:style-name="P7"><text:tab/><text:tab/><text:tab/>Dynamic Characteristics of Pentodes</text:p>
      <text:p text:style-name="P7"><text:tab/><text:tab/><text:tab/><text:tab/>Communications July 1946, <text:span text:style-name="T16">Haefner</text:span></text:p>
      <text:p text:style-name="P3"><text:tab/><text:tab/><text:tab/><text:tab/><text:tab/>http://www.americanradiohistory.com/Communications_Master_Page.htm</text:p>
      <text:p text:style-name="P3"/>
      <text:p text:style-name="P2"><text:tab/><text:tab/><text:span text:style-name="T14">Measurement</text:span></text:p>
      <text:p text:style-name="P2"><text:tab/><text:tab/><text:tab/>Cohen 3-4 Ratio A method of measuring distortion products</text:p>
      <text:p text:style-name="P9"/>
      <text:p text:style-name="P25">Valve Studio – <text:span text:style-name="T17">Guitar </text:span>Pentode Pre<text:span text:style-name="T13">-A</text:span>mp – <text:span text:style-name="T20">Part 1b – AD2</text:span> – Distortion</text:p>
      <text:p text:style-name="P10">Experiment</text:p>
      <text:p text:style-name="P10"><text:tab/>Harmonic Distortion</text:p>
      <text:p text:style-name="P10"><text:tab/><text:tab/><text:span text:style-name="T9">AOUT1 custom function</text:span></text:p>
      <text:p text:style-name="P13"><text:tab/>Intermodulation</text:p>
      <text:p text:style-name="P14"><text:tab/><text:tab/><text:span text:style-name="T9">AOUT1 custom function</text:span></text:p>
      <text:p text:style-name="P14"><text:tab/><text:tab/></text:p>
      <text:p text:style-name="P12"><text:tab/><text:tab/><text:span text:style-name="T8">Use AD2 python API</text:span></text:p>
      <text:p text:style-name="P21"><text:tab/><text:tab/>Calculate IMD - done</text:p>
      <text:p text:style-name="P12"><text:span text:style-name="T8"><text:tab/><text:tab/><text:tab/></text:span><text:a xlink:type="simple" xlink:href="http://www.testips.com/imd.php" text:style-name="Internet_20_link" text:visited-style-name="Visited_20_Internet_20_Link"><text:span text:style-name="T8">http://www.testips.com/imd.php</text:span></text:a></text:p>
      <text:p text:style-name="P12"><text:span text:style-name="T8"><text:tab/><text:tab/><text:tab/></text:span><text:a xlink:type="simple" xlink:href="https://github.com/awesomebytes/libermate" text:style-name="Internet_20_link" text:visited-style-name="Visited_20_Internet_20_Link"><text:span text:style-name="T8">https://github.com/awesomebytes/libermate</text:span></text:a></text:p>
      <text:p text:style-name="P21"><text:tab/><text:tab/><text:tab/>imd.py</text:p>
      <text:p text:style-name="P12"/>
      <text:p text:style-name="P10">Future Plans</text:p>
      <text:p text:style-name="P11"><text:span text:style-name="T8"><text:s/></text:span><text:tab/>Build AD2 test fixture to re-create curves o<text:span text:style-name="T2">f Langford-Smith Radiotronics 132</text:span></text:p>
      <text:p text:style-name="P10"><text:tab/><text:tab/><text:span text:style-name="T3">Need to measure IMD, show AD2 addon</text:span></text:p>
      <text:p text:style-name="P10"/>
      <text:p text:style-name="P10"><text:tab/><text:span text:style-name="T5">Measure results</text:span></text:p>
      <text:p text:style-name="P10"><text:tab/><text:tab/><text:span text:style-name="T5">Equipment</text:span></text:p>
      <text:p text:style-name="P10"><text:tab/><text:tab/><text:span text:style-name="T5">Ear</text:span></text:p>
      <text:p text:style-name="P10"/>
      <text:p text:style-name="P10"><text:tab/><text:span text:style-name="T5">Have fun!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shadow="none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9T10:38:27.495000000</meta:creation-date>
    <dc:date>2017-07-09T22:50:43.502000000</dc:date>
    <meta:editing-duration>PT3H41M37S</meta:editing-duration>
    <meta:editing-cycles>64</meta:editing-cycles>
    <meta:generator>LibreOffice/5.3.4.2$Windows_X86_64 LibreOffice_project/f82d347ccc0be322489bf7da61d7e4ad13fe2ff3</meta:generator>
    <meta:document-statistic meta:table-count="0" meta:image-count="0" meta:object-count="0" meta:page-count="3" meta:paragraph-count="63" meta:word-count="198" meta:character-count="2052" meta:non-whitespace-character-count="1774"/>
  </office:meta>
</office:document-meta>
</file>